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245cm" fo:margin-left="-2.355cm" fo:margin-right="0.397cm" table:align="margins" style:writing-mode="lr-tb"/>
    </style:style>
    <style:style style:name="Tableau1.A" style:family="table-column">
      <style:table-column-properties style:column-width="2.223cm" style:rel-column-width="8965*"/>
    </style:style>
    <style:style style:name="Tableau1.B" style:family="table-column">
      <style:table-column-properties style:column-width="14.023cm" style:rel-column-width="56570*"/>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au1.A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text-properties style:font-name="Verdana" fo:font-size="10pt" style:font-size-asian="10pt"/>
    </style:style>
    <style:style style:name="P2" style:family="paragraph" style:parent-style-name="Standard">
      <style:text-properties style:font-name="Verdana" fo:font-size="9.5pt" style:font-size-asian="9.5pt" style:font-size-complex="9.5pt"/>
    </style:style>
    <style:style style:name="P3" style:family="paragraph" style:parent-style-name="Standard">
      <style:text-properties fo:color="#ff6633" style:font-name="Verdana" fo:font-size="9.5pt" style:font-size-asian="9.5pt" style:font-size-complex="9.5pt"/>
    </style:style>
    <style:style style:name="P4" style:family="paragraph" style:parent-style-name="Standard">
      <style:text-properties fo:font-size="9.5pt" style:font-size-asian="9.5pt" style:font-size-complex="9.5pt"/>
    </style:style>
    <style:style style:name="P5" style:family="paragraph" style:parent-style-name="Standard">
      <style:paragraph-properties fo:margin-left="-1.251cm" fo:margin-right="0cm" fo:text-indent="-3.688cm" style:auto-text-indent="false"/>
    </style:style>
    <style:style style:name="P6" style:family="paragraph" style:parent-style-name="Standard">
      <style:paragraph-properties fo:margin-left="-1.251cm" fo:margin-right="0cm" fo:text-indent="-3.688cm" style:auto-text-indent="false"/>
      <style:text-properties fo:font-size="9.5pt" style:font-size-asian="9.5pt" style:font-size-complex="9.5pt"/>
    </style:style>
    <style:style style:name="P7" style:family="paragraph" style:parent-style-name="Standard">
      <style:paragraph-properties fo:margin-left="-2.251cm" fo:margin-right="0cm" fo:text-align="center" style:justify-single-word="false" fo:text-indent="0cm" style:auto-text-indent="false"/>
      <style:text-properties style:font-name="Verdana" fo:font-size="9.5pt" style:font-size-asian="9.5pt" style:font-size-complex="9.5pt"/>
    </style:style>
    <style:style style:name="P8"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9.5pt" fo:font-weight="bold" style:font-size-asian="9.5pt" style:font-weight-asian="bold" style:font-size-complex="9.5pt" style:font-weight-complex="bold"/>
    </style:style>
    <style:style style:name="P9"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9.5pt" fo:language="fr" fo:country="BE" style:font-size-asian="9.5pt" style:font-size-complex="9.5pt"/>
    </style:style>
    <style:style style:name="P10"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9.5pt" fo:language="fr" fo:country="BE" fo:font-weight="bold" style:font-size-asian="9.5pt" style:font-weight-asian="bold" style:font-size-complex="9.5pt" style:font-weight-complex="bold"/>
    </style:style>
    <style:style style:name="P11" style:family="paragraph" style:parent-style-name="Standard">
      <style:paragraph-properties fo:margin-left="-1.787cm" fo:margin-right="0cm" fo:text-align="center" style:justify-single-word="false" fo:text-indent="-0.714cm" style:auto-text-indent="false"/>
      <style:text-properties style:font-name="Verdana" fo:font-size="9.5pt" style:font-size-asian="9.5pt" style:font-size-complex="9.5pt"/>
    </style:style>
    <style:style style:name="P12" style:family="paragraph" style:parent-style-name="Standard">
      <style:paragraph-properties fo:margin-left="-4.727cm" fo:margin-right="0cm" fo:text-indent="0cm" style:auto-text-indent="false"/>
      <style:text-properties style:font-name="Verdana" fo:font-size="9.5pt" style:font-size-asian="9.5pt" style:font-size-complex="9.5pt"/>
    </style:style>
    <style:style style:name="P13" style:family="paragraph" style:parent-style-name="Standard">
      <style:paragraph-properties fo:margin-left="-4.939cm" fo:margin-right="0cm" fo:text-indent="0cm" style:auto-text-indent="false"/>
      <style:text-properties fo:font-size="9.5pt" style:font-size-asian="9.5pt" style:font-size-complex="9.5pt"/>
    </style:style>
    <style:style style:name="P14" style:family="paragraph" style:parent-style-name="Standard">
      <style:paragraph-properties fo:margin-left="-4.939cm" fo:margin-right="0cm" fo:text-align="center" style:justify-single-word="false" fo:text-indent="0cm" style:auto-text-indent="false"/>
      <style:text-properties fo:font-size="9.5pt" style:font-size-asian="9.5pt" style:font-size-complex="9.5pt"/>
    </style:style>
    <style:style style:name="P15" style:family="paragraph" style:parent-style-name="Standard">
      <style:paragraph-properties fo:margin-left="-4.939cm" fo:margin-right="0cm" fo:text-align="center" style:justify-single-word="false" fo:text-indent="0cm" style:auto-text-indent="false"/>
      <style:text-properties style:font-name="Verdana" fo:font-size="9.5pt" fo:language="zxx" fo:country="none" fo:font-weight="bold" style:font-size-asian="9.5pt" style:language-asian="zxx" style:country-asian="none" style:font-weight-asian="bold" style:font-size-complex="9.5pt"/>
    </style:style>
    <style:style style:name="P16" style:family="paragraph" style:parent-style-name="Standard">
      <style:paragraph-properties fo:margin-left="-4.939cm" fo:margin-right="0cm" fo:text-indent="0cm" style:auto-text-indent="false"/>
      <style:text-properties style:font-name="Verdana" fo:font-size="9.5pt" fo:font-weight="bold" style:font-size-asian="9.5pt" style:font-weight-asian="bold" style:font-size-complex="9.5pt"/>
    </style:style>
    <style:style style:name="P17" style:family="paragraph" style:parent-style-name="Standard">
      <style:paragraph-properties fo:margin-left="0cm" fo:margin-right="-0.191cm" style:line-height-at-least="0.494cm" fo:text-align="justify" style:justify-single-word="false" fo:text-indent="0cm" style:auto-text-indent="false" style:snap-to-layout-grid="false">
        <style:tab-stops>
          <style:tab-stop style:position="1.826cm"/>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9.5pt" fo:font-weight="bold" style:font-size-asian="9.5pt" style:font-weight-asian="bold" style:font-size-complex="9.5pt" style:font-weight-complex="bold"/>
    </style:style>
    <style:style style:name="P18" style:family="paragraph" style:parent-style-name="Standard">
      <style:paragraph-properties fo:margin-left="-2.251cm" fo:margin-right="-0.25cm" fo:text-align="justify" style:justify-single-word="false" fo:text-indent="0cm" style:auto-text-indent="false"/>
      <style:text-properties style:font-name="Verdana" fo:font-size="9.5pt" style:text-underline-style="solid" style:text-underline-width="auto" style:text-underline-color="font-color" fo:font-weight="bold" style:font-size-asian="9.5pt" style:font-weight-asian="bold" style:font-size-complex="9.5pt"/>
    </style:style>
    <style:style style:name="P19" style:family="paragraph" style:parent-style-name="Standard">
      <style:paragraph-properties fo:margin-left="-2.251cm" fo:margin-right="-0.25cm" fo:text-indent="0cm" style:auto-text-indent="false"/>
      <style:text-properties style:font-name="Verdana" fo:font-size="9.5pt" fo:font-weight="bold" style:font-size-asian="9.5pt" style:font-weight-asian="bold" style:font-size-complex="9.5pt"/>
    </style:style>
    <style:style style:name="P20" style:family="paragraph" style:parent-style-name="Standard">
      <style:paragraph-properties fo:margin-left="-2.251cm" fo:margin-right="-0.25cm" fo:text-align="justify" style:justify-single-word="false" fo:text-indent="0cm" style:auto-text-indent="false"/>
      <style:text-properties style:font-name="Verdana" fo:font-size="9.5pt" fo:language="de" fo:country="DE" style:font-size-asian="9.5pt" style:font-size-complex="9.5pt"/>
    </style:style>
    <style:style style:name="P21" style:family="paragraph" style:parent-style-name="Standard">
      <style:paragraph-properties fo:margin-left="-2.251cm" fo:margin-right="-0.25cm" fo:text-align="justify" style:justify-single-word="false" fo:text-indent="0cm" style:auto-text-indent="false"/>
      <style:text-properties style:font-name="Verdana" fo:font-size="9.5pt" style:font-size-asian="9.5pt" style:font-size-complex="9.5pt"/>
    </style:style>
    <style:style style:name="P22" style:family="paragraph" style:parent-style-name="Standard">
      <style:paragraph-properties fo:margin-left="-2.251cm" fo:margin-right="-0.25cm" fo:text-align="justify" style:justify-single-word="false" fo:text-indent="0cm" style:auto-text-indent="false"/>
      <style:text-properties fo:font-size="9.5pt" style:font-size-asian="9.5pt" style:font-size-complex="9.5pt"/>
    </style:style>
    <style:style style:name="P23"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24" style:family="paragraph" style:parent-style-name="Standard">
      <style:paragraph-properties fo:margin-left="0cm" fo:margin-right="0cm" fo:text-align="justify" style:justify-single-word="false" fo:text-indent="-0.25cm" style:auto-text-indent="false"/>
      <style:text-properties style:font-name="Verdana" fo:font-size="9.5pt" style:font-size-asian="9.5pt" style:font-size-complex="9.5pt"/>
    </style:style>
    <style:style style:name="P25" style:family="paragraph" style:parent-style-name="Standard">
      <style:paragraph-properties fo:margin-left="0cm" fo:margin-right="0cm" fo:text-align="justify" style:justify-single-word="false" fo:text-indent="-0.25cm" style:auto-text-indent="false"/>
      <style:text-properties fo:font-size="9.5pt" style:font-size-asian="9.5pt" style:font-size-complex="9.5pt"/>
    </style:style>
    <style:style style:name="P26" style:family="paragraph" style:parent-style-name="Standard">
      <style:paragraph-properties fo:margin-left="0.25cm" fo:margin-right="0cm" fo:text-indent="-0.25cm" style:auto-text-indent="false"/>
      <style:text-properties style:font-name="Verdana" fo:font-size="9.5pt" style:font-size-asian="9.5pt" style:font-size-complex="9.5pt"/>
    </style:style>
    <style:style style:name="P27" style:family="paragraph" style:parent-style-name="Heading_20_4">
      <style:text-properties style:font-name="Verdana" fo:font-size="9.5pt" style:font-size-asian="9.5pt" style:font-size-complex="9.5pt"/>
    </style:style>
    <style:style style:name="P28" style:family="paragraph" style:parent-style-name="Standard" style:master-page-name="Standard">
      <style:paragraph-properties style:page-number="auto"/>
      <style:text-properties fo:font-size="10pt" style:font-size-asian="10pt"/>
    </style:style>
    <style:style style:name="P29" style:family="paragraph">
      <style:paragraph-properties fo:text-align="center" style:writing-mode="lr-tb"/>
      <style:text-properties fo:font-size="24pt"/>
    </style:style>
    <style:style style:name="T1" style:family="text">
      <style:text-properties fo:font-size="10pt" style:font-size-asian="10pt"/>
    </style:style>
    <style:style style:name="T2" style:family="text">
      <style:text-properties style:font-name="Verdana"/>
    </style:style>
    <style:style style:name="T3" style:family="text">
      <style:text-properties style:font-name="Verdana" fo:font-weight="bold" style:font-weight-asian="bold"/>
    </style:style>
    <style:style style:name="T4" style:family="text">
      <style:text-properties style:font-name="Verdana" fo:font-weight="bold" style:font-weight-asian="bold" style:font-weight-complex="bold"/>
    </style:style>
    <style:style style:name="T5" style:family="text">
      <style:text-properties style:font-name="Verdana" fo:font-weight="normal" style:font-weight-asian="normal" style:font-weight-complex="normal"/>
    </style:style>
    <style:style style:name="T6" style:family="text">
      <style:text-properties style:font-name="Verdana" fo:language="en" fo:country="GB"/>
    </style:style>
    <style:style style:name="T7" style:family="text">
      <style:text-properties fo:color="#ff6633" style:font-name="Verdana"/>
    </style:style>
    <style:style style:name="T8" style:family="text">
      <style:text-properties fo:color="#ff6633" style:font-name="Verdana" fo:font-weight="bold" style:font-weight-asian="bold"/>
    </style:style>
    <style:style style:name="T9" style:family="text">
      <style:text-properties fo:font-size="9.5pt" style:font-size-asian="9.5pt" style:font-size-complex="9.5pt"/>
    </style:style>
    <style:style style:name="T10" style:family="text">
      <style:text-properties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210427136">
          <text:insertion>
            <office:change-info>
              <dc:creator>Marie-Aude Goffin</dc:creator>
              <dc:date>2009-02-19T16:35:00</dc:date>
            </office:change-info>
          </text:insertion>
        </text:changed-region>
        <text:changed-region text:id="ct210425528">
          <text:insertion>
            <office:change-info>
              <dc:creator>Marie-Aude Goffin</dc:creator>
              <dc:date>2009-02-19T16:36:00</dc:date>
            </office:change-info>
          </text:insertion>
        </text:changed-region>
        <text:changed-region text:id="ct210425976">
          <text:insertion>
            <office:change-info>
              <dc:creator>Marie-Aude Goffin</dc:creator>
              <dc:date>2009-02-25T11:32:00</dc:date>
            </office:change-info>
          </text:insertion>
        </text:changed-region>
        <text:changed-region text:id="ct210425256">
          <text:insertion>
            <office:change-info>
              <dc:creator>Marie-Aude Goffin</dc:creator>
              <dc:date>2009-02-19T16:38:00</dc:date>
            </office:change-info>
          </text:insertion>
        </text:changed-region>
        <text:changed-region text:id="ct210425104">
          <text:insertion>
            <office:change-info>
              <dc:creator>Marie-Aude Goffin</dc:creator>
              <dc:date>2009-02-19T16:39:00</dc:date>
            </office:change-info>
          </text:insertion>
        </text:changed-region>
        <text:changed-region text:id="ct210433000">
          <text:insertion>
            <office:change-info>
              <dc:creator>Marie-Aude Goffin</dc:creator>
              <dc:date>2009-02-19T16:39:00</dc:date>
            </office:change-info>
          </text:insertion>
        </text:changed-region>
        <text:changed-region text:id="ct210432680">
          <text:insertion>
            <office:change-info>
              <dc:creator>Marie-Aude Goffin</dc:creator>
              <dc:date>2009-02-19T16:39:00</dc:date>
            </office:change-info>
          </text:insertion>
        </text:changed-region>
        <text:changed-region text:id="ct210426176">
          <text:insertion>
            <office:change-info>
              <dc:creator>Marie-Aude Goffin</dc:creator>
              <dc:date>2009-02-19T16:40:00</dc:date>
            </office:change-info>
          </text:insertion>
        </text:changed-region>
        <text:changed-region text:id="ct210427384">
          <text:insertion>
            <office:change-info>
              <dc:creator>Marie-Aude Goffin</dc:creator>
              <dc:date>2009-02-19T16:40:00</dc:date>
            </office:change-info>
          </text:insertion>
        </text:changed-region>
        <text:changed-region text:id="ct161839544">
          <text:insertion>
            <office:change-info>
              <dc:creator>Marie-Aude Goffin</dc:creator>
              <dc:date>2009-02-19T16:40:00</dc:date>
            </office:change-info>
          </text:insertion>
        </text:changed-region>
        <text:changed-region text:id="ct210310808">
          <text:insertion>
            <office:change-info>
              <dc:creator>Marie-Aude Goffin</dc:creator>
              <dc:date>2009-02-19T16:41:00</dc:date>
            </office:change-info>
          </text:insertion>
        </text:changed-region>
        <text:changed-region text:id="ct210478208">
          <text:insertion>
            <office:change-info>
              <dc:creator>Marie-Aude Goffin</dc:creator>
              <dc:date>2009-02-19T16:41:00</dc:date>
            </office:change-info>
          </text:insertion>
        </text:changed-region>
        <text:changed-region text:id="ct210255680">
          <text:insertion>
            <office:change-info>
              <dc:creator>Marie-Aude Goffin</dc:creator>
              <dc:date>2009-02-19T16:41:00</dc:date>
            </office:change-info>
          </text:insertion>
        </text:changed-region>
        <text:changed-region text:id="ct210233424">
          <text:insertion>
            <office:change-info>
              <dc:creator>Marie-Aude Goffin</dc:creator>
              <dc:date>2009-02-19T16:45:00</dc:date>
            </office:change-info>
          </text:insertion>
        </text:changed-region>
        <text:changed-region text:id="ct210259712">
          <text:insertion>
            <office:change-info>
              <dc:creator>Marie-Aude Goffin</dc:creator>
              <dc:date>2009-02-19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Cadre1" text:anchor-type="char" svg:x="-3.709cm" svg:y="-0.764cm" svg:width="6.279cm" svg:height="1.993cm" draw:z-index="1"><draw:text-box><text:p text:style-name="P2">Province de Namur</text:p><text:p text:style-name="P2">Arrondissement de Namur</text:p><text:h text:style-name="P27" text:outline-level="4">Commune de LA BRUYERE</text:h><text:p text:style-name="P4"><text:span text:style-name="T2">Section de </text:span><text:change-start text:change-id="ct210427136"/><text:span text:style-name="T2">self.getWorkLocationZipCode()</text:span><text:change-end text:change-id="ct210427136"/><text:span text:style-name="T2"> </text:span><text:change-start text:change-id="ct210425528"/><text:span text:style-name="T2">self.getWorkLocationCity()</text:span><text:change-end text:change-id="ct210425528"/></text:p><text:p text:style-name="P2"/><text:p text:style-name="P1"/><text:p text:style-name="P1"/><text:p text:style-name="P1"/><text:p text:style-name="P1"/><text:p text:style-name="P1"/><text:p text:style-name="P1"><text:s/>Rhisnes</text:p></draw:text-box></draw:frame><text:tab/><text:tab/><text:tab/><text:tab/></text:p>
      <text:p text:style-name="P5"><text:span text:style-name="T1"><text:tab/></text:span><text:span text:style-name="T9"> <text:s text:c="20"/></text:span></text:p>
      <text:p text:style-name="P6"><text:s text:c="16"/><text:tab/><text:tab/><text:tab/></text:p>
      <text:p text:style-name="P7">Du registre aux délibérations du Collège Communal</text:p>
      <text:p text:style-name="P11">de cette commune, a été extrait ce qui suit :</text:p>
      <text:p text:style-name="P12"><text:s text:c="2"/></text:p>
      <text:p text:style-name="P14"><text:span text:style-name="T2"><text:s text:c="11"/></text:span><text:span text:style-name="T7"><text:s text:c="5"/>Séance du <text:s/>17 février 2009</text:span></text:p>
      <text:p text:style-name="P3"/>
      <table:table table:name="Tableau1" table:style-name="Tableau1">
        <table:table-column table:style-name="Tableau1.A"/>
        <table:table-column table:style-name="Tableau1.B"/>
        <table:table-row table:style-name="Tableau1.1">
          <table:table-cell table:style-name="Tableau1.A1" office:value-type="string">
            <text:p text:style-name="P17">Présents :</text:p>
          </table:table-cell>
          <table:table-cell table:style-name="Tableau1.A1" office:value-type="string">
            <text:p text:style-name="P8">Mr R. CAPPE, Bourgmestre-Président </text:p>
          </table:table-cell>
        </table:table-row>
        <table:table-row table:style-name="Tableau1.1">
          <table:table-cell table:style-name="Tableau1.A1" office:value-type="string">
            <text:p text:style-name="P9"/>
          </table:table-cell>
          <table:table-cell table:style-name="Tableau1.A1" office:value-type="string">
            <text:p text:style-name="P8">Mrs O. NYSSEN, R. MASSON, B. ALLARD et L. FRERE, Echevins</text:p>
          </table:table-cell>
        </table:table-row>
        <table:table-row table:style-name="Tableau1.1">
          <table:table-cell table:style-name="Tableau1.A1" office:value-type="string">
            <text:p text:style-name="P9"/>
          </table:table-cell>
          <table:table-cell table:style-name="Tableau1.A1" office:value-type="string">
            <text:p text:style-name="P8">Mme Claire TOUSSAINT, Présidente du CPAS</text:p>
          </table:table-cell>
        </table:table-row>
        <table:table-row table:style-name="Tableau1.1">
          <table:table-cell table:style-name="Tableau1.A4" office:value-type="string">
            <text:p text:style-name="P10"/>
          </table:table-cell>
          <table:table-cell table:style-name="Tableau1.A4" office:value-type="string">
            <text:p text:style-name="P8">Mr Yves GROIGNET, Secrétaire communal</text:p>
          </table:table-cell>
        </table:table-row>
      </table:table>
      <text:p text:style-name="P13"><draw:line text:anchor-type="char" draw:z-index="0" draw:style-name="gr1" draw:text-style-name="P29" svg:x1="-1.277cm" svg:y1="0.411cm" svg:x2="13.894cm" svg:y2="0.411cm"><text:p/></draw:line><text:span text:style-name="T3"><text:tab/><text:tab/></text:span><text:change-start text:change-id="ct210425976"/><text:span text:style-name="T3">self.getFoldermanagers().getInitials()</text:span><draw:line text:anchor-type="char" draw:z-index="2" draw:style-name="gr1" draw:text-style-name="P29" svg:x1="-2.245cm" svg:y1="0.411cm" svg:x2="12.926cm" svg:y2="0.411cm"><text:p/></draw:line><text:change-end text:change-id="ct210425976"/><text:span text:style-name="T3">/RACC/</text:span><text:span text:style-name="T8">09/25</text:span></text:p>
      <text:p text:style-name="P15"/>
      <text:p text:style-name="P7">Le Collège,</text:p>
      <text:p text:style-name="P16"/>
      <text:p text:style-name="P18">OBJET : Autorisation de raccordement à la canalisation communale SANS traversée de voirie (lotissement)</text:p>
      <text:p text:style-name="P19"/>
      <text:p text:style-name="P22"><text:span text:style-name="T2">Vu la requête en date du </text:span><text:span text:style-name="T8">13 septembre 2009</text:span><text:span text:style-name="T2"> par laquelle </text:span><text:change-start text:change-id="ct210425256"/><text:span text:style-name="T4">self.displayValue(applicantobj.listPersonTitles(), applicantobj.getPersonTitle())</text:span><text:change-end text:change-id="ct210425256"/><text:span text:style-name="T4"> </text:span><text:change-start text:change-id="ct210425104"/><text:span text:style-name="T4">applicantobj.getName1()</text:span><text:change-end text:change-id="ct210425104"/><text:span text:style-name="T2"> </text:span><text:span text:style-name="T5">domiciliés</text:span><text:span text:style-name="T3"> </text:span><text:change-start text:change-id="ct210433000"/><text:span text:style-name="T3">applicantobj.getStreet()</text:span><text:change-end text:change-id="ct210433000"/><text:span text:style-name="T3">, n°</text:span><text:change-start text:change-id="ct210432680"/><text:span text:style-name="T3">applicantobj.getNumber()</text:span><text:change-end text:change-id="ct210432680"/><text:span text:style-name="T3"> à </text:span><text:change-start text:change-id="ct210426176"/><text:span text:style-name="T3">applicantobj.getZipcode()</text:span><text:change-end text:change-id="ct210426176"/><text:span text:style-name="T3"> </text:span><text:change-start text:change-id="ct210427384"/><text:span text:style-name="T3">applicantobj.getCity()</text:span><text:change-end text:change-id="ct210427384"/><text:span text:style-name="T3"> </text:span><text:span text:style-name="T2">; </text:span></text:p>
      <text:p text:style-name="P22"><text:span text:style-name="T2">sollicite(nt) l’autorisation d’établir un raccordement à la canalisation communale existante </text:span><text:change-start text:change-id="ct161839544"/><text:span text:style-name="T4">self.getWorkLocationStreet()</text:span><text:change-end text:change-id="ct161839544"/><text:span text:style-name="T4">, n°</text:span><text:change-start text:change-id="ct210310808"/><text:span text:style-name="T4">self.getWorkLocationHouseNumber()</text:span><text:change-end text:change-id="ct210310808"/><text:span text:style-name="T3"> à </text:span><text:change-start text:change-id="ct210478208"/><text:span text:style-name="T3">self.getWorkLocationZipCode()</text:span><text:change-end text:change-id="ct210478208"/><text:span text:style-name="T3"> </text:span><text:change-start text:change-id="ct210255680"/><text:span text:style-name="T3">self.getWorkLocationCity()</text:span><text:change-end text:change-id="ct210255680"/><text:span text:style-name="T2"> ;</text:span><text:span text:style-name="T3"> </text:span></text:p>
      <text:p text:style-name="P22"><text:span text:style-name="T2">destiné à permettre l’évacuation des eaux de drainage et de ruissellement en provenance de son(leur) immeuble, cadastré </text:span><text:change-start text:change-id="ct210233424"/><text:span text:style-name="T4">self.getPortionOutsText()</text:span><text:change-end text:change-id="ct210233424"/><text:span text:style-name="T3"> </text:span><text:span text:style-name="T2">- <text:s/></text:span><text:span text:style-name="T3">réf PU : </text:span><text:change-start text:change-id="ct210259712"/><text:span text:style-name="T3">self.getReference()</text:span><text:change-end text:change-id="ct210259712"/><text:span text:style-name="T2"> ;</text:span></text:p>
      <text:p text:style-name="P19"/>
      <text:p text:style-name="P20">D E C I D E : </text:p>
      <text:p text:style-name="P20"/>
      <text:p text:style-name="P21">L’autorisation sollicitée est accordée aux conditions ci-après :</text:p>
      <text:p text:style-name="P21">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1">2.- la conduite sera formée en tuyaux de PVC, suffisamment résistante et à joints parfaitement étanches de manière à empêcher toute fuite ou infiltration dans le sol de la route;</text:p>
      <text:p text:style-name="P21">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1">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10">une fosse septique avec dégraisseur ou d'une fosse d'épuration</text:span>; </text:p>
      <text:p text:style-name="P21">5.- les agents de la commune auront toujours le droit de pénétrer en tout temps dans la partie de la propriété du requérant afin de s’assurer que les conditions de la présente autorisation restent strictement observées ; </text:p>
      <text:p text:style-name="P21">6.- l’impétrant est responsable tant à l'égard des tiers qu'envers la commune des dégâts, accidents ou dommages, comme aussi des conséquences de toutes natures qui résulteraient de l'établissement ou de l'existence de l'ouvrage autorisé;</text:p>
      <text:p text:style-name="P21">7.- toutes les clauses contenues dans la présente autorisation sont exécutoires par les représentants ou successeurs de l'impétrant;</text:p>
      <text:p text:style-name="P21">8.- la présente autorisation n’est accordée qu’à titre précaire et sans aucune reconnaissance d’un droit au profit de l’impétrant ;</text:p>
      <text:p text:style-name="P21"/>
      <text:p text:style-name="P23"/>
      <text:p text:style-name="P24"><text:tab/><text:tab/><text:tab/><text:tab/>Par le Collège,</text:p>
      <text:p text:style-name="P24"><text:tab/> Le Secrétaire,<text:tab/><text:tab/><text:tab/><text:tab/><text:tab/>Le Président,</text:p>
      <text:p text:style-name="P25"><text:span text:style-name="T2"><text:tab/></text:span><text:span text:style-name="T6">(s) Y. GROIGNET<text:tab/><text:tab/><text:tab/><text:tab/> <text:s text:c="8"/>(s) R. CAPPE</text:span></text:p>
      <text:p text:style-name="P25"><text:span text:style-name="T6"><text:tab/><text:tab/><text:tab/> <text:s text:c="4"/></text:span><text:span text:style-name="T2">Pour extrait conforme,</text:span></text:p>
      <text:p text:style-name="P24"><text:tab/>Le Secrétaire,<text:tab/><text:tab/><text:tab/><text:tab/><text:tab/> <text:s text:c="8"/>Le Bourgmestre,</text:p>
      <text:p text:style-name="P24"/>
      <text:p text:style-name="P24"/>
      <text:p text:style-name="P26"/>
      <text:p text:style-name="P26"><text:soft-page-break/></text:p>
      <text:p text:style-name="P26"><text:s text:c="2"/>Y. GROIGNET<text:tab/><text:tab/><text:tab/><text:tab/><text:tab/> <text:s text:c="11"/>R. CAP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fr" fo:country="FR"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default-outline-level="4">
      <style:paragraph-properties fo:keep-with-next="always"/>
      <style:text-properties style:font-name="Times New Roman" fo:font-size="10pt" fo:font-weight="bold" style:font-size-asian="10pt" style:font-weight-asian="bold" style:font-size-complex="12pt" style:font-weight-complex="bold"/>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55cm" fo:page-height="29.669cm" style:num-format="1" style:print-orientation="portrait" fo:margin-top="1.501cm" fo:margin-bottom="1.501cm" fo:margin-left="4.71cm" fo:margin-right="1.958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Autorisation raccord.égouts S/T</dc:title>
    <meta:initial-creator>Rolande</meta:initial-creator>
    <meta:creation-date>2009-02-19T16:35:00</meta:creation-date>
    <dc:creator>Marie-Aude Goffin</dc:creator>
    <dc:date>2009-04-06T11:58:48</dc:date>
    <meta:print-date>2009-02-19T10:38:00</meta:print-date>
    <meta:editing-cycles>12</meta:editing-cycles>
    <meta:editing-duration>PT23H54M32S</meta:editing-duration>
    <meta:user-defined meta:name="Info 1"/>
    <meta:user-defined meta:name="Info 2"/>
    <meta:user-defined meta:name="Info 3"/>
    <meta:user-defined meta:name="Info 4"/>
    <meta:document-statistic meta:table-count="1" meta:image-count="0" meta:object-count="0" meta:page-count="2" meta:paragraph-count="39" meta:word-count="473" meta:character-count="3461"/>
  </office:meta>
</office:document-meta>
</file>